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2CB4AF984F2F6731.png" manifest:media-type="image/png"/>
  <manifest:file-entry manifest:full-path="Pictures/100002010000010000000100C782418E17D2587E.png" manifest:media-type="image/png"/>
  <manifest:file-entry manifest:full-path="Pictures/10000201000001000000010060A4C73A5B4EC8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7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78.18cm" svg:height="6.772cm" svg:x="7.633cm" svg:y="10.714cm">
          <draw:image xlink:href="Pictures/10000201000001000000010060A4C73A5B4EC8F9.png" xlink:type="simple" xlink:show="embed" xlink:actuate="onLoad" loext:mime-type="image/png">
            <text:p/>
          </draw:image>
        </draw:frame>
        <draw:g>
          <draw:frame draw:style-name="gr2" draw:text-style-name="P2" draw:layer="layout" svg:width="2.794cm" svg:height="2.794cm" svg:x="8.706cm" svg:y="7.223cm">
            <draw:image xlink:href="Pictures/100002010000010000000100C782418E17D2587E.png" xlink:type="simple" xlink:show="embed" xlink:actuate="onLoad" loext:mime-type="image/png">
              <text:p/>
            </draw:image>
          </draw:frame>
          <draw:frame draw:style-name="gr3" draw:text-style-name="P2" draw:layer="layout" svg:width="2.794cm" svg:height="2.794cm" svg:x="2.072cm" svg:y="10.652cm">
            <draw:image xlink:href="Pictures/1000020100000100000001002CB4AF984F2F6731.png" xlink:type="simple" xlink:show="embed" xlink:actuate="onLoad" loext:mime-type="image/png">
              <text:p text:style-name="P2">v</text:p>
            </draw:image>
          </draw:frame>
          <draw:frame draw:style-name="gr3" draw:text-style-name="P2" draw:layer="layout" svg:width="2.794cm" svg:height="2.794cm" svg:x="8.972cm" svg:y="10.652cm">
            <draw:image xlink:href="Pictures/1000020100000100000001002CB4AF984F2F6731.png" xlink:type="simple" xlink:show="embed" xlink:actuate="onLoad" loext:mime-type="image/png">
              <text:p text:style-name="P2">v</text:p>
            </draw:image>
          </draw:frame>
          <draw:frame draw:style-name="gr4" draw:text-style-name="P4" draw:layer="layout" svg:width="4.179cm" svg:height="1.016cm" svg:x="1.463cm" svg:y="14.081cm">
            <draw:text-box>
              <text:p text:style-name="P3"><text:span text:style-name="T1">1</text:span><text:span text:style-name="T1">0</text:span><text:span text:style-name="T1">,</text:span><text:span text:style-name="T1">0</text:span><text:span text:style-name="T1">0</text:span><text:span text:style-name="T1">0</text:span><text:span text:style-name="T1"> </text:span><text:span text:style-name="T1">C</text:span><text:span text:style-name="T1">O</text:span><text:span text:style-name="T1">P</text:span></text:p>
            </draw:text-box>
          </draw:frame>
          <draw:frame draw:style-name="gr5" draw:text-style-name="P6" draw:layer="layout" svg:width="4.826cm" svg:height="1.038cm" svg:x="1.489cm" svg:y="17.129cm">
            <draw:text-box>
              <text:p text:style-name="P5"><text:span text:style-name="T2">1 COP / 1 COP </text:span></text:p>
            </draw:text-box>
          </draw:frame>
          <draw:frame draw:style-name="gr2" draw:text-style-name="P2" draw:layer="layout" svg:width="2.794cm" svg:height="2.794cm" svg:x="1.806cm" svg:y="7.223cm">
            <draw:image xlink:href="Pictures/100002010000010000000100C782418E17D2587E.png" xlink:type="simple" xlink:show="embed" xlink:actuate="onLoad" loext:mime-type="image/png">
              <text:p/>
            </draw:image>
          </draw:frame>
          <draw:frame draw:style-name="gr2" draw:text-style-name="P2" draw:layer="layout" svg:width="2.794cm" svg:height="2.794cm" svg:x="15.806cm" svg:y="7.224cm">
            <draw:image xlink:href="Pictures/100002010000010000000100C782418E17D2587E.png" xlink:type="simple" xlink:show="embed" xlink:actuate="onLoad" loext:mime-type="image/png">
              <text:p/>
            </draw:image>
          </draw:frame>
          <draw:frame draw:style-name="gr3" draw:text-style-name="P2" draw:layer="layout" svg:width="2.794cm" svg:height="2.794cm" svg:x="16.072cm" svg:y="10.653cm">
            <draw:image xlink:href="Pictures/1000020100000100000001002CB4AF984F2F6731.png" xlink:type="simple" xlink:show="embed" xlink:actuate="onLoad" loext:mime-type="image/png">
              <text:p text:style-name="P2">v</text:p>
            </draw:image>
          </draw:frame>
          <draw:frame draw:style-name="gr4" draw:text-style-name="P4" draw:layer="layout" svg:width="4.179cm" svg:height="1.016cm" svg:x="8.664cm" svg:y="14.081cm">
            <draw:text-box>
              <text:p text:style-name="P3"><text:span text:style-name="T1">10,100 COP</text:span></text:p>
            </draw:text-box>
          </draw:frame>
          <draw:frame draw:style-name="gr4" draw:text-style-name="P4" draw:layer="layout" svg:width="4.179cm" svg:height="1.016cm" svg:x="15.765cm" svg:y="14.081cm">
            <draw:text-box>
              <text:p text:style-name="P3"><text:span text:style-name="T1">10,200 COP</text:span></text:p>
            </draw:text-box>
          </draw:frame>
          <draw:frame draw:style-name="gr4" draw:text-style-name="P4" draw:layer="layout" svg:width="0.892cm" svg:height="1.016cm" svg:x="3.264cm" svg:y="15.381cm">
            <draw:text-box>
              <text:p text:style-name="P3"><text:span text:style-name="T1">t</text:span></text:p>
            </draw:text-box>
          </draw:frame>
          <draw:frame draw:style-name="gr6" draw:text-style-name="P4" draw:layer="layout" svg:width="1.969cm" svg:height="0.962cm" svg:x="9.964cm" svg:y="15.381cm">
            <draw:text-box>
              <text:p text:style-name="P3"><text:span text:style-name="T1">t </text:span><text:span text:style-name="T1">+ </text:span><text:span text:style-name="T1">1</text:span></text:p>
            </draw:text-box>
          </draw:frame>
          <draw:frame draw:style-name="gr6" draw:text-style-name="P4" draw:layer="layout" svg:width="1.969cm" svg:height="0.962cm" svg:x="16.665cm" svg:y="15.381cm">
            <draw:text-box>
              <text:p text:style-name="P3"><text:span text:style-name="T1">t + 2</text:span></text:p>
            </draw:text-box>
          </draw:frame>
          <draw:frame draw:style-name="gr7" draw:text-style-name="P6" draw:layer="layout" svg:width="5.754cm" svg:height="1.016cm" svg:x="7.989cm" svg:y="17.129cm">
            <draw:text-box>
              <text:p text:style-name="P5"><text:span text:style-name="T2">1.01 </text:span><text:span text:style-name="T2">COP </text:span><text:span text:style-name="T2">/ 1 </text:span><text:span text:style-name="T2">COP </text:span></text:p>
            </draw:text-box>
          </draw:frame>
          <draw:frame draw:style-name="gr8" draw:text-style-name="P6" draw:layer="layout" svg:width="5.754cm" svg:height="1.016cm" svg:x="14.589cm" svg:y="17.129cm">
            <draw:text-box>
              <text:p text:style-name="P5"><text:span text:style-name="T2">1.02 COP / 1 </text:span><text:span text:style-name="T2">COP </text:span></text:p>
            </draw:text-box>
          </draw:frame>
          <draw:line draw:style-name="gr9" draw:text-style-name="P7" draw:layer="layout" svg:x1="5.507cm" svg:y1="15.859cm" svg:x2="8.682cm" svg:y2="15.859cm">
            <text:p/>
          </draw:line>
          <draw:line draw:style-name="gr9" draw:text-style-name="P7" draw:layer="layout" svg:x1="12.807cm" svg:y1="15.859cm" svg:x2="15.982cm" svg:y2="15.85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37:59.228127612</meta:creation-date>
    <dc:date>2021-08-30T21:39:06.381448957</dc:date>
    <meta:editing-duration>PT1H12M2S</meta:editing-duration>
    <meta:editing-cycles>6</meta:editing-cycles>
    <meta:generator>LibreOffice/6.4.7.2$Linux_X86_64 LibreOffice_project/40$Build-2</meta:generator>
    <meta:document-statistic meta:object-count="19"/>
  </office:meta>
</office:document-meta>
</file>